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Heading_20_1" style:master-page-name="MP0">
      <style:paragraph-properties style:page-number="auto" fo:break-before="page"/>
    </style:style>
    <style:style style:name="P2" style:family="paragraph" style:parent-style-name="Text_20_body">
      <style:text-properties officeooo:rsid="0017d2e8" officeooo:paragraph-rsid="0017d2e8"/>
    </style:style>
    <style:style style:name="P3" style:family="paragraph" style:parent-style-name="Text_20_body">
      <style:text-properties officeooo:rsid="001a47ec" officeooo:paragraph-rsid="001a47ec"/>
    </style:style>
    <style:style style:name="T1" style:family="text">
      <style:text-properties officeooo:rsid="0016d300"/>
    </style:style>
    <style:style style:name="T2" style:family="text">
      <style:text-properties officeooo:rsid="0017fe59"/>
    </style:style>
    <style:style style:name="T3" style:family="text">
      <style:text-properties officeooo:rsid="001a47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AHIER DE CHARGE</text:h>
      <text:h text:style-name="Heading_20_2" text:outline-level="2">Livres</text:h>
      <text:h text:style-name="Heading_20_3" text:outline-level="3">Nom: 1-Preter un exemplaire de livre</text:h>
      <text:h text:style-name="Heading_20_4" text:outline-level="4">Objectif:</text:h>
      <text:p text:style-name="Text_20_body">Preter un livre a un membre selon le type d’adherant, le type de livre et la disponibilite du livre en elle meme.</text:p>
      <text:h text:style-name="Heading_20_4" text:outline-level="4">Acteur:</text:h>
      <text:p text:style-name="Text_20_body">Bibliothecaire</text:p>
      <text:h text:style-name="Heading_20_4" text:outline-level="4">Input:</text:h>
      <text:p text:style-name="Text_20_body">ref_exemplaire, ref_membre(user), ref_employe(user)</text:p>
      <text:h text:style-name="Heading_20_4" text:outline-level="4">Scenario nominal:</text:h>
      <text:p text:style-name="Text_20_body">Le bibliothecaire entre dans la page de pres depuis le menu ou le header et ensuite va entrer dans le formulaire le membre concerne, grace a l’outil de recherche, entre la reference de l’exemplaire du livre grace a une barre de recherche aussi, et appuie sur valider.</text:p>
      <text:h text:style-name="Heading_20_4" text:outline-level="4">Regle de gestion:</text:h>
      <text:p text:style-name="Text_20_body"><text:bookmark-start text:name="_Hlk202278169"/>[ok]<text:bookmark-end text:name="_Hlk202278169"/>1- le membre existe</text:p>
      <text:p text:style-name="Text_20_body"><text:span text:style-name="T1">[ok]</text:span>2- l’exemplaire du livre existe</text:p>
      <text:p text:style-name="Text_20_body"><text:span text:style-name="T1">[ok]</text:span>3- Exemplaire disponible</text:p>
      <text:p text:style-name="Text_20_body">[ok]4- Membre actuellement inscrit</text:p>
      <text:p text:style-name="Text_20_body"><text:span text:style-name="T1">[ok]</text:span>5- Membre ne subis pas une penalite</text:p>
      <text:p text:style-name="Text_20_body"><text:span text:style-name="T1">[ok]</text:span>6- Le membre n’a pas encore termine tout son quota</text:p>
      <text:p text:style-name="Text_20_body">[ok]7-l’employe existe</text:p>
      <text:p text:style-name="P2"><text:span text:style-name="T2">[ok]</text:span>8- type de pret existe</text:p>
      <text:p text:style-name="P2"/>
      <text:h text:style-name="Heading_20_4" text:outline-level="4">Scenario alternatif:</text:h>
      <text:p text:style-name="Text_20_body">Pour chaque erreur, retourner a la page de torrefaction et afficher l’erreur correspondante a la regle de gestion non respect.</text:p>
      <text:h text:style-name="Heading_20_4" text:outline-level="4">Resultat</text:h>
      <text:p text:style-name="Text_20_body">Succes: -pret +1, exemplaire du livre -1, quota -1</text:p>
      <text:p text:style-name="Text_20_body">Erreur 1, 2, 3, 4, 5, 6: None</text:p>
      <text:p text:style-name="Text_20_body"><text:soft-page-break/></text:p>
      <text:h text:style-name="Heading_20_3" text:outline-level="3">Nom: 1-Rendre un exemplaire de livre</text:h>
      <text:h text:style-name="Heading_20_4" text:outline-level="4">Objectif:</text:h>
      <text:p text:style-name="Text_20_body">Un membre peut rendre un livre qu’il a prete</text:p>
      <text:h text:style-name="Heading_20_4" text:outline-level="4">Acteur:</text:h>
      <text:p text:style-name="Text_20_body">Bibliothecaire</text:p>
      <text:h text:style-name="Heading_20_4" text:outline-level="4">Input:</text:h>
      <text:p text:style-name="Text_20_body">ref_exemplaire, ref_<text:span text:style-name="T3">employe, date</text:span></text:p>
      <text:h text:style-name="Heading_20_4" text:outline-level="4">Scenario nominal:</text:h>
      <text:p text:style-name="Text_20_body">Le bibliothecaire entre dans la page de remise de pret depuis la page de liste de pret en choisissant le pret a rendre. Et peut tout simplement effectuer la remise du livre alors</text:p>
      <text:h text:style-name="Heading_20_4" text:outline-level="4">Regle de gestion:</text:h>
      <text:p text:style-name="Text_20_body">1- l’<text:span text:style-name="T3">employe </text:span>existe</text:p>
      <text:p text:style-name="Text_20_body">2- l’exemplaire du livre existe</text:p>
      <text:p text:style-name="Text_20_body">3- Exemplaire du livre n’est pas disponible</text:p>
      <text:p text:style-name="P3">4- date valide</text:p>
      <text:h text:style-name="Heading_20_4" text:outline-level="4">Scenario alternatif:</text:h>
      <text:p text:style-name="Text_20_body">Pour chaque erreur, retourner a la page de torrefaction et afficher l’erreur correspondante a la regle de gestion non respect.</text:p>
      <text:h text:style-name="Heading_20_4" text:outline-level="4">Resultat</text:h>
      <text:p text:style-name="Text_20_body">Succes: -remise +1, -quota +1, exemplaire du livre +1</text:p>
      <text:p text:style-name="Text_20_body">Erreur 1, 2, 3: None</text:p>
      <text:h text:style-name="Heading_20_3" text:outline-level="3">Nom: <text:span text:style-name="T3">3</text:span>-Inscrire une personne</text:h>
      <text:h text:style-name="Heading_20_4" text:outline-level="4">Objectif:</text:h>
      <text:p text:style-name="Text_20_body">Inscrire une personne a la bibliotheque</text:p>
      <text:h text:style-name="Heading_20_4" text:outline-level="4">Acteur:</text:h>
      <text:p text:style-name="Text_20_body">Bibliothecaire</text:p>
      <text:h text:style-name="Heading_20_4" text:outline-level="4">Input:</text:h>
      <text:p text:style-name="Text_20_body">Nom, Prenom, date de naissance, telephone, mail, ref adherant, duree</text:p>
      <text:h text:style-name="Heading_20_4" text:outline-level="4"><text:soft-page-break/>Scenario nominal:</text:h>
      <text:p text:style-name="Text_20_body">Le bibliothecaire rentre dans la page inscrire dans le menu, et tape les informations sur l’individu ainsi que le type d’adherent, et la duree de l’abonnement.</text:p>
      <text:h text:style-name="Heading_20_4" text:outline-level="4">Regle de gestion:</text:h>
      <text:p text:style-name="Text_20_body">1- date de naissance valide(&lt;= aujourd’hui)</text:p>
      <text:p text:style-name="Text_20_body">2- duree &gt;= duree minimum</text:p>
      <text:p text:style-name="Text_20_body">3- la reference d’adherant existe belle et bien</text:p>
      <text:p text:style-name="Text_20_body">4- Le nom et le prenom n’apparaiessent pas ensemble encore dans la base de donnee.</text:p>
      <text:h text:style-name="Heading_20_4" text:outline-level="4">Scenario alternatif:</text:h>
      <text:p text:style-name="Text_20_body">Pour chaque erreur, retourner a la page de torrefaction et afficher l’erreur correspondante a la regle de gestion non respect.</text:p>
      <text:h text:style-name="Heading_20_4" text:outline-level="4">Resultat</text:h>
      <text:p text:style-name="Text_20_body">Succes: inscription +</text:p>
      <text:p text:style-name="Text_20_body">Error: nonex</text:p>
      <text:p text:style-name="Text_20_body"/>
      <text:h text:style-name="Heading_20_3" text:outline-level="3">Nom: 3-Reserver un livre</text:h>
      <text:h text:style-name="Heading_20_4" text:outline-level="4">Objectif:</text:h>
      <text:p text:style-name="Text_20_body">Un membre peut demander a reserver un livre a une date donnee</text:p>
      <text:h text:style-name="Heading_20_4" text:outline-level="4">Acteur:</text:h>
      <text:p text:style-name="Text_20_body">Bibliothecaire</text:p>
      <text:h text:style-name="Heading_20_4" text:outline-level="4">Input:</text:h>
      <text:p text:style-name="Text_20_body">Ref livre, ref_membre, date</text:p>
      <text:h text:style-name="Heading_20_4" text:outline-level="4">Scenario nominal:</text:h>
      <text:p text:style-name="Text_20_body">Le bibliothecaire entre dans la page de reservation depuis le menu ensuite va entrer dans le formulaire le membre concerne, grace a l’outil de recherche, entre la reference du livre grace a une barre de recherche aussi, et appuie sur valider, ainsi que la date du pret</text:p>
      <text:h text:style-name="Heading_20_4" text:outline-level="4">Regle de gestion:</text:h>
      <text:p text:style-name="Text_20_body">1- le membre existe</text:p>
      <text:p text:style-name="Text_20_body">2- le livre existe</text:p>
      <text:p text:style-name="Text_20_body">3- Il existe un exemplaire du livre de disponible pour le jour d’avant</text:p>
      <text:p text:style-name="Text_20_body">4- Membre Inscrit et actif</text:p>
      <text:p text:style-name="Text_20_body">5- Membre ne subis pas une penalite</text:p>
      <text:p text:style-name="Text_20_body"><text:soft-page-break/>6- Le membre n’a pas encore termine tout son quota a la date choisie</text:p>
      <text:p text:style-name="Text_20_body">7- date valide (&lt;= aujourd’hui)</text:p>
      <text:h text:style-name="Heading_20_4" text:outline-level="4">Scenario alternatif:</text:h>
      <text:p text:style-name="Text_20_body">Pour chaque erreur, retourner a la page de torrefaction et afficher l’erreur correspondante a la regle de gestion non respect.</text:p>
      <text:p text:style-name="Text_20_body">1- afficher quand un exemplaire du livre sera libere apres la date choisie</text:p>
      <text:p text:style-name="Text_20_body">- afficher quand le quota de la personne se liberera</text:p>
      <text:h text:style-name="Heading_20_4" text:outline-level="4">Resultat</text:h>
      <text:p text:style-name="Text_20_body">Succes: -reservation+1,</text:p>
      <text:p text:style-name="Text_20_body">Erreur 1, 2, 3, 4, 5, 6:, 7 None</text:p>
      <text:h text:style-name="Heading_20_4" text:outline-level="4"/>
      <text:h text:style-name="Heading_20_3" text:outline-level="3">Nom: Valider une reservation</text:h>
      <text:h text:style-name="Heading_20_4" text:outline-level="4">Objectif:</text:h>
      <text:p text:style-name="Text_20_body">Valider une reservation effectue par un member donc, confirmer le pret d’un exemplaire du livre</text:p>
      <text:h text:style-name="Heading_20_4" text:outline-level="4">Acteur:</text:h>
      <text:p text:style-name="Text_20_body">Bibliothecaire</text:p>
      <text:h text:style-name="Heading_20_4" text:outline-level="4">Input:</text:h>
      <text:p text:style-name="Text_20_body">Ref reservation, bool valider|refuser</text:p>
      <text:h text:style-name="Heading_20_4" text:outline-level="4">Scenario nominal:</text:h>
      <text:p text:style-name="Text_20_body">Le bibliothecaire entre dans la page de la liste des reservation et puis peut valider ou refuser, et rajouter un message. Ensuite la reservation deviens un pret si c’est confirme</text:p>
      <text:h text:style-name="Heading_20_4" text:outline-level="4">Regle de gestion:</text:h>
      <text:p text:style-name="Text_20_body">1- la reservation existe</text:p>
      <text:p text:style-name="Text_20_body">2 – la date du pret &lt;= aujourd’hui</text:p>
      <text:p text:style-name="Text_20_body">3- Regles de gestion fonctionalite 1 pret</text:p>
      <text:h text:style-name="Heading_20_4" text:outline-level="4">Scenario alternatif:</text:h>
      <text:p text:style-name="Text_20_body">Pour chaque erreur, retourner a la page de torrefaction et afficher l’erreur correspondante a la regle de gestion non respect.</text:p>
      <text:p text:style-name="Text_20_body">3- afficher l’erreur du pret et rajouter dans le commentaire de la validation l’erreur du pret.</text:p>
      <text:h text:style-name="Heading_20_4" text:outline-level="4">Resultat</text:h>
      <text:p text:style-name="Text_20_body">Succes: -reservation mis en confirme, succes fonctionalite 1 | reservation mis en annule,</text:p>
      <text:p text:style-name="Text_20_body"><text:soft-page-break/></text:p>
      <text:h text:style-name="Heading_20_3" text:outline-level="3">Nom: Prolonger un pret + validation(meme regle de gestion)</text:h>
      <text:h text:style-name="Heading_20_4" text:outline-level="4">Objectif:</text:h>
      <text:p text:style-name="Text_20_body">Un membre peut essayer de prolonger un pret qu’il a deja.</text:p>
      <text:h text:style-name="Heading_20_4" text:outline-level="4">Acteur:</text:h>
      <text:p text:style-name="Text_20_body">Bibliothecaire</text:p>
      <text:h text:style-name="Heading_20_4" text:outline-level="4">Input:</text:h>
      <text:p text:style-name="Text_20_body">Ref pret</text:p>
      <text:h text:style-name="Heading_20_4" text:outline-level="4">Scenario nominal:</text:h>
      <text:p text:style-name="Text_20_body">Le bibliothecaire entre dans la page de la liste des prets et puis choisi prolonger un pret</text:p>
      <text:h text:style-name="Heading_20_4" text:outline-level="4">Regle de gestion:</text:h>
      <text:p text:style-name="Text_20_body">1- le pret existe</text:p>
      <text:p text:style-name="Text_20_body">2 – prolongement valable(nombre de jour avant la fin du pret)</text:p>
      <text:p text:style-name="Text_20_body">3- exemplaire disponible pendant la duree de l’extension potentiel</text:p>
      <text:h text:style-name="Heading_20_4" text:outline-level="4">Scenario alternatif:</text:h>
      <text:p text:style-name="Text_20_body">Pour chaque erreur, retourner a la page et afficher l’erreur correspondante a la regle de gestion non respect.</text:p>
      <text:p text:style-name="Text_20_body">2- afficher le jour ou la demande d’extension devient possible</text:p>
      <text:p text:style-name="Text_20_body">3 afficher date proochaine disponibilite du livre</text:p>
      <text:h text:style-name="Heading_20_4" text:outline-level="4">Resultat</text:h>
      <text:p text:style-name="Text_20_body">Succes: -prolongement+</text:p>
      <text:p text:style-name="Text_20_body"/>
      <text:h text:style-name="Heading_20_3" text:outline-level="3">Nom: Valider un prolongement de pret</text:h>
      <text:h text:style-name="Heading_20_4" text:outline-level="4">Objectif:</text:h>
      <text:p text:style-name="Text_20_body">Valider un prolongement de pret demande par un member donc, <text:s/>donc un nouveau pret commencera directement et automatiquement a la fin du pret en question actuel</text:p>
      <text:h text:style-name="Heading_20_4" text:outline-level="4">Acteur:</text:h>
      <text:p text:style-name="Text_20_body">Bibliothecaire</text:p>
      <text:h text:style-name="Heading_20_4" text:outline-level="4">Input:</text:h>
      <text:p text:style-name="Text_20_body">Ref prolongement</text:p>
      <text:h text:style-name="Heading_20_4" text:outline-level="4"><text:soft-page-break/>Scenario nominal:</text:h>
      <text:p text:style-name="Text_20_body">Le bibliothecaire entre dans la page de la liste de prolongation et puis peut valider ou refuser, et rajouter un message. Ensuite le prolongement devient un pret si c’est confirme</text:p>
      <text:h text:style-name="Heading_20_4" text:outline-level="4">Regle de gestion:</text:h>
      <text:p text:style-name="Text_20_body">1- l’extension existe</text:p>
      <text:p text:style-name="Text_20_body">2- exemplaire disponible pendant la duree de l’extension potentiel</text:p>
      <text:h text:style-name="Heading_20_4" text:outline-level="4">Scenario alternatif:</text:h>
      <text:p text:style-name="Text_20_body">Pour chaque erreur, retourner a la page de torrefaction et afficher l’erreur correspondante a la regle de gestion non respect.</text:p>
      <text:p text:style-name="Text_20_body">2- afficher l’erreur du pret et rajouter dans le commentaire de la validation l’erreur du pret.</text:p>
      <text:h text:style-name="Heading_20_4" text:outline-level="4">Resultat</text:h>
      <text:p text:style-name="Text_20_body">Succes: -Prolongation mis en confirme, succes fonctionalite 1 =&gt; insertion pret automatique a la date prevue | reservation mis en annule,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hyphenation-ladder-count="no-limit" fo:hyphenation-keep="auto" loext:hyphenation-keep-type="column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in" style:contextual-spacing="false" fo:hyphenation-ladder-count="no-limit" fo:hyphenation-keep="auto" loext:hyphenation-keep-type="column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in" style:contextual-spacing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in" style:contextual-spacing="false" fo:hyphenation-ladder-count="no-limit" fo:hyphenation-keep="auto" loext:hyphenation-keep-type="colum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creation-date>2025-06-21T06:41:00Z</meta:creation-date>
    <dc:date>2025-07-05T17:58:20.908042000</dc:date>
    <meta:editing-cycles>9</meta:editing-cycles>
    <meta:editing-duration>PT4H15M28S</meta:editing-duration>
    <meta:document-statistic meta:table-count="0" meta:image-count="0" meta:object-count="0" meta:page-count="6" meta:paragraph-count="141" meta:word-count="976" meta:character-count="6025" meta:non-whitespace-character-count="5187"/>
    <meta:template xlink:type="simple" xlink:actuate="onRequest" xlink:title="" xlink:href="Normal.dotm"/>
  </office:meta>
</office:document-meta>
</file>